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Calibri" officeooo:rsid="0017d34c" officeooo:paragraph-rsid="00832ab6"/>
    </style:style>
    <style:style style:name="P2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Calibri" officeooo:rsid="00832ab6" officeooo:paragraph-rsid="00832ab6"/>
    </style:style>
    <style:style style:name="P3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Calibri" officeooo:rsid="008e5532" officeooo:paragraph-rsid="008e5532"/>
    </style:style>
    <style:style style:name="P4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fo:color="#800000" style:font-name="Calibri" officeooo:rsid="008e5532" officeooo:paragraph-rsid="008e5532"/>
    </style:style>
    <style:style style:name="P5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use-window-font-color="true" style:font-name="Calibri" officeooo:rsid="008e5532" officeooo:paragraph-rsid="008e5532"/>
    </style:style>
    <style:style style:name="P6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use-window-font-color="true" style:font-name="Calibri" officeooo:rsid="00954883" officeooo:paragraph-rsid="00954883"/>
    </style:style>
    <style:style style:name="T1" style:family="text">
      <style:text-properties officeooo:rsid="008e5532"/>
    </style:style>
    <style:style style:name="T2" style:family="text">
      <style:text-properties officeooo:rsid="00913813"/>
    </style:style>
    <style:style style:name="T3" style:family="text">
      <style:text-properties officeooo:rsid="0091db7c"/>
    </style:style>
    <style:style style:name="T4" style:family="text">
      <style:text-properties officeooo:rsid="0092bb1a"/>
    </style:style>
    <style:style style:name="T5" style:family="text">
      <style:text-properties officeooo:rsid="00954883"/>
    </style:style>
    <style:style style:name="T6" style:family="text">
      <style:text-properties style:text-line-through-style="solid" style:text-line-through-type="single" officeooo:rsid="0091db7c"/>
    </style:style>
    <style:style style:name="T7" style:family="text">
      <style:text-properties officeooo:rsid="00987095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officeooo:rsid="009b11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ão <text:span text:style-name="T1">06/07/16</text:span></text:p>
      <text:p text:style-name="P2"/>
      <text:p text:style-name="P3">Agenda</text:p>
      <text:p text:style-name="P3">- <text:span text:style-name="T2">Atividades em grupo</text:span></text:p>
      <text:p text:style-name="P3">- <text:span text:style-name="T3">Dia da Semana, Dia, Mês, Ano, Hora, </text:span><text:span text:style-name="T6">Local</text:span></text:p>
      <text:p text:style-name="P3">- <text:span text:style-name="T5">Feriados definidos (nos feriados a use não atende)</text:span></text:p>
      <text:p text:style-name="P3">- <text:span text:style-name="T3">Tipo: triagem, atendimento</text:span></text:p>
      <text:p text:style-name="P3">- <text:span text:style-name="T4">Repetir semanalmente, mensalmente (intervalo de tempo)</text:span></text:p>
      <text:p text:style-name="P3">- <text:span text:style-name="T4">Gerar, limpar, salvar, imprimir, Cancelar ou Atualizar a partir de uma data(substituir colaborador, cancelar usuário, mudança de dia).</text:span></text:p>
      <text:p text:style-name="P3">- <text:span text:style-name="T10">Botão de falta</text:span></text:p>
      <text:p text:style-name="P3">- <text:span text:style-name="T5">Opção de realizar atendimento (aparece botão)</text:span></text:p>
      <text:p text:style-name="P3">- <text:span text:style-name="T7">O responsável pela atividade que gera a agenda*</text:span></text:p>
      <text:p text:style-name="P4">- <text:span text:style-name="T4">O que mais de informação (cruciais) devemos adicionar? (ver com o pessoal da USE)</text:span></text:p>
      <text:p text:style-name="P5"/>
      <text:p text:style-name="P6">Lista de Espe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9:16:38.295000000</meta:creation-date>
    <meta:generator>LibreOffice/5.1.3.2$Windows_x86 LibreOffice_project/644e4637d1d8544fd9f56425bd6cec110e49301b</meta:generator>
    <dc:date>2016-07-06T11:45:58.270000000</dc:date>
    <meta:editing-duration>PT7H29M26S</meta:editing-duration>
    <meta:editing-cycles>51</meta:editing-cycles>
    <meta:document-statistic meta:table-count="0" meta:image-count="0" meta:object-count="0" meta:page-count="1" meta:paragraph-count="13" meta:word-count="93" meta:character-count="568" meta:non-whitespace-character-count="488"/>
  </office:meta>
</office:document-meta>
</file>